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140000059433D1CC4FA6EEBC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7.3516in" draw:z-index="0"><draw:image xlink:href="Pictures/10000000000005140000059433D1CC4FA6EEBC3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0:00:32.564434771</meta:creation-date>
    <dc:date>2020-04-06T10:01:57.501578031</dc:date>
    <meta:editing-duration>PT1M2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